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620000034B46A277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(After clicking on the Select button)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555cm" svg:height="16.694cm" svg:x="2.245cm" svg:y="1.006cm">
          <draw:image xlink:href="Pictures/10000201000004620000034B46A277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26:16.304000000</dc:date>
    <meta:editing-duration>PT34M42S</meta:editing-duration>
    <meta:editing-cycles>17</meta:editing-cycles>
    <meta:generator>LibreOffice/4.3.2.2$Windows_x86 LibreOffice_project/edfb5295ba211bd31ad47d0bad0118690f76407d</meta:generator>
    <meta:document-statistic meta:object-count="2"/>
  </office:meta>
</office:document-meta>
</file>